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eb31" officeooo:paragraph-rsid="0006eb31"/>
    </style:style>
    <style:style style:name="P2" style:family="paragraph" style:parent-style-name="Preformatted_20_Text">
      <style:text-properties fo:font-size="20pt" officeooo:rsid="0006eb31" officeooo:paragraph-rsid="0006eb31" style:font-size-asian="20pt" style:font-size-complex="20pt"/>
    </style:style>
    <style:style style:name="P3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fo:font-size="20pt" officeooo:rsid="0006eb31" officeooo:paragraph-rsid="0006eb31" style:font-size-asian="20pt" style:font-size-complex="20pt"/>
    </style:style>
    <style:style style:name="P4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20pt" officeooo:rsid="0006eb31" officeooo:paragraph-rsid="0006eb31" style:font-size-asian="20pt" style:font-size-complex="20pt"/>
    </style:style>
    <style:style style:name="P5" style:family="paragraph" style:parent-style-name="Preformatted_20_Text">
      <style:paragraph-properties fo:padding="0.074cm" fo:border-left="none" fo:border-right="none" fo:border-top="none" fo:border-bottom="0.06pt solid #000000" style:join-border="false">
        <style:tab-stops>
          <style:tab-stop style:position="18.81cm"/>
        </style:tab-stops>
      </style:paragraph-properties>
      <style:text-properties fo:font-size="20pt" officeooo:rsid="0006eb31" officeooo:paragraph-rsid="0006eb31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dre</text:p>
      <text:p text:style-name="P1">Anglés 2 ESO</text:p>
      <text:p text:style-name="P1">Irregular verbs #4</text:p>
      <text:p text:style-name="P1">https://llagosti.wordpress.com/</text:p>
      <text:p text:style-name="P1"/>
      <text:p text:style-name="P4">Infinitive<text:tab/>Past simple<text:tab/>Part participle<text:tab/><text:tab/>Translation</text:p>
      <text:p text:style-name="P2"/>
      <text:p text:style-name="P5">send<text:tab/>enviar</text:p>
      <text:p text:style-name="P3"/>
      <text:p text:style-name="P5">shine<text:tab/>brillar</text:p>
      <text:p text:style-name="P3"/>
      <text:p text:style-name="P5">shoot<text:tab/>disparar</text:p>
      <text:p text:style-name="P3"/>
      <text:p text:style-name="P5">show<text:tab/>mostrar</text:p>
      <text:p text:style-name="P3"/>
      <text:p text:style-name="P5">shut<text:tab/>tancar</text:p>
      <text:p text:style-name="P3"/>
      <text:p text:style-name="P5">sing<text:tab/>cantar</text:p>
      <text:p text:style-name="P3"/>
      <text:p text:style-name="P5">sit<text:tab/>seure</text:p>
      <text:p text:style-name="P3"/>
      <text:p text:style-name="P5">sleep<text:tab/>dormir</text:p>
      <text:p text:style-name="P3"><text:soft-page-break/></text:p>
      <text:p text:style-name="P5">speak<text:tab/>parlar</text:p>
      <text:p text:style-name="P3"/>
      <text:p text:style-name="P5">spell<text:tab/>lletrejar</text:p>
      <text:p text:style-name="P3"/>
      <text:p text:style-name="P5">spend<text:tab/>gastar</text:p>
      <text:p text:style-name="P3"/>
      <text:p text:style-name="P5">stand<text:tab/>estar de peu</text:p>
      <text:p text:style-name="P3"/>
      <text:p text:style-name="P5">steal<text:tab/>robar</text:p>
      <text:p text:style-name="P3"/>
      <text:p text:style-name="P5">swin<text:tab/>nadar</text:p>
      <text:p text:style-name="P3"/>
      <text:p text:style-name="P5">take<text:tab/>prendre</text:p>
      <text:p text:style-name="P3"/>
      <text:p text:style-name="P5">teach<text:tab/>ensenyar</text:p>
      <text:p text:style-name="P3"/>
      <text:p text:style-name="P5">tell<text:tab/>dir</text:p>
      <text:p text:style-name="P3"/>
      <text:p text:style-name="P5">think<text:tab/>pens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9:48:14.984411529</dc:date>
    <meta:editing-duration>PT3M47S</meta:editing-duration>
    <meta:editing-cycles>1</meta:editing-cycles>
    <meta:document-statistic meta:table-count="0" meta:image-count="0" meta:object-count="0" meta:page-count="2" meta:paragraph-count="23" meta:word-count="52" meta:character-count="335" meta:non-whitespace-character-count="305"/>
    <meta:generator>LibreOffice/5.1.4.2$Linux_X86_64 LibreOffice_project/10m0$Build-2</meta:generator>
  </office:meta>
</office:document-meta>
</file>